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xmNamespaceHandlerTests.jaxb2ClassesToBeBound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xmNamespaceHandlerTests.jaxb2ContextPath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